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c50c" officeooo:paragraph-rsid="0003c5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reating a To-Do List app using the MERN (MongoDB, Express.js, React, Node.js) stack is a great project to get started with full-stack development. Here are the necessary steps to create a basic To-Do List app:</text:p>
      <text:p text:style-name="Standard"/>
      <text:p text:style-name="Standard">**1. Setup Environment:**</text:p>
      <text:p text:style-name="Standard"><text:s text:c="3"/>- Install Node.js and npm (Node Package Manager) if you haven't already.</text:p>
      <text:p text:style-name="Standard"><text:s text:c="3"/>- Install MongoDB and set up a database.</text:p>
      <text:p text:style-name="Standard"/>
      <text:p text:style-name="Standard">**2. Initialize the Project:**</text:p>
      <text:p text:style-name="Standard"><text:s text:c="3"/>- Create a new directory for your project.</text:p>
      <text:p text:style-name="Standard"><text:s text:c="3"/>- Open your terminal and navigate to the project directory.</text:p>
      <text:p text:style-name="Standard"><text:s text:c="3"/>- Run `npm init` to create a `package.json` file.</text:p>
      <text:p text:style-name="Standard"><text:s text:c="3"/>- Create a client and server directory inside your project directory.</text:p>
      <text:p text:style-name="Standard"/>
      <text:p text:style-name="Standard">**3. Backend (Server) Setup:**</text:p>
      <text:p text:style-name="Standard"><text:s text:c="3"/>- Inside the server directory, initialize a Node.js application using `npm init`.</text:p>
      <text:p text:style-name="Standard"><text:s text:c="3"/>- Install necessary packages: Express, Mongoose, etc.</text:p>
      <text:p text:style-name="Standard"><text:s text:c="3"/>- Create server.js and set up your Express server with API routes.</text:p>
      <text:p text:style-name="Standard"><text:s text:c="3"/>- Define a schema for the to-do items and set up MongoDB connections.</text:p>
      <text:p text:style-name="Standard"><text:s text:c="3"/>- Create API routes for CRUD (Create, Read, Update, Delete) operations for to-do items.</text:p>
      <text:p text:style-name="Standard"/>
      <text:p text:style-name="Standard">**4. Frontend (Client) Setup:**</text:p>
      <text:p text:style-name="Standard"><text:s text:c="3"/>- Inside the client directory, initialize a React application using `npx create-react-app .` (note the dot at the end to use the current directory).</text:p>
      <text:p text:style-name="Standard"><text:s text:c="3"/>- Organize your components, such as a `TodoList`, `TodoItem`, and `AddTodo` component.</text:p>
      <text:p text:style-name="Standard"><text:s text:c="3"/>- Set up state management with a state container like React Context or Redux if needed.</text:p>
      <text:p text:style-name="Standard"><text:s text:c="3"/>- Create components for displaying, adding, updating, and deleting to-do items.</text:p>
      <text:p text:style-name="Standard"><text:s text:c="3"/>- Implement API calls to interact with the backend.</text:p>
      <text:p text:style-name="Standard"/>
      <text:p text:style-name="Standard">**5. Connect Backend and Frontend:**</text:p>
      <text:p text:style-name="Standard"><text:s text:c="3"/>- In your React app, make HTTP requests to the API endpoints on your Express server using Axios, Fetch, or any other HTTP client library.</text:p>
      <text:p text:style-name="Standard"><text:s text:c="3"/>- Display the to-do items retrieved from the server in your React components.</text:p>
      <text:p text:style-name="Standard"/>
      <text:p text:style-name="Standard">**6. Styling and UI:**</text:p>
      <text:p text:style-name="Standard"><text:s text:c="3"/>- Style your To-Do List app using CSS or a CSS framework like Bootstrap or Material-UI.</text:p>
      <text:p text:style-name="Standard"><text:s text:c="3"/>- Make the UI user-friendly and responsive.</text:p>
      <text:p text:style-name="Standard"/>
      <text:p text:style-name="Standard">**7. User Authentication (Optional):**</text:p>
      <text:p text:style-name="Standard"><text:s text:c="3"/>- Implement user authentication if you want to allow users to have personalized to-do lists.</text:p>
      <text:p text:style-name="Standard"/>
      <text:p text:style-name="Standard">**8. Testing:**</text:p>
      <text:p text:style-name="Standard"><text:s text:c="3"/>- Write and run tests for your application using testing libraries like Jest and Enzyme for the frontend and Mocha/Chai or Jest for the backend.</text:p>
      <text:p text:style-name="Standard"/>
      <text:p text:style-name="Standard">**9. Deployment:**</text:p>
      <text:p text:style-name="Standard"><text:s text:c="3"/>- Choose a hosting platform for both the frontend and backend. Some popular options include Heroku, AWS, and Netlify.</text:p>
      <text:p text:style-name="Standard"><text:s text:c="3"/>- Configure the deployment environment variables, such as database connections and secret keys.</text:p>
      <text:p text:style-name="Standard"/>
      <text:p text:style-name="Standard">**10. Continuous Integration (Optional):**</text:p>
      <text:p text:style-name="Standard"><text:soft-page-break/><text:s text:c="3"/>- Set up a CI/CD pipeline to automate deployments whenever you push changes to your code repository.</text:p>
      <text:p text:style-name="Standard"/>
      <text:p text:style-name="Standard">**11. Debugging and Optimization:**</text:p>
      <text:p text:style-name="Standard"><text:s text:c="3"/>- Debug and optimize your application for performance, security, and usability.</text:p>
      <text:p text:style-name="Standard"/>
      <text:p text:style-name="Standard">**12. Documentation:**</text:p>
      <text:p text:style-name="Standard"><text:s text:c="3"/>- Document your project, including installation, usage, and API endpoints.</text:p>
      <text:p text:style-name="Standard"/>
      <text:p text:style-name="Standard">**13. Testing:**</text:p>
      <text:p text:style-name="Standard"><text:s text:c="3"/>- Test your application thoroughly to ensure it works as expected.</text:p>
      <text:p text:style-name="Standard"/>
      <text:p text:style-name="Standard">**14. Launch:**</text:p>
      <text:p text:style-name="Standard"><text:s text:c="3"/>- Deploy your app to a hosting environment, and it's ready for use.</text:p>
      <text:p text:style-name="Standard"/>
      <text:p text:style-name="Standard">Remember that this is a simplified overview of the process. Building a To-Do List app using the MERN stack can be a substantial project, so take it step by step and refer to documentation and tutorials for each technology involved. Additionally, keep security best practices in mind, especially when handling user data.</text:p>
      <text:p text:style-name="Standard"/>
      <text:p text:style-name="Standard"/>
      <text:p text:style-name="Standard"/>
      <text:p text:style-name="Standard"/>
      <text:p text:style-name="P1">Requirements:</text:p>
      <text:p text:style-name="P1">A To-Do List app project can be as simple or as complex as you want it to be, depending on your goals and requirements. Here are some mandatory and common features that you might want to include in your To-Do List app:</text:p>
      <text:p text:style-name="P1"/>
      <text:p text:style-name="P1">1. **User Registration and Authentication (Optional):** Allow users to create accounts, log in, and keep their to-do lists private.</text:p>
      <text:p text:style-name="P1"/>
      <text:p text:style-name="P1">2. **Add and Create Tasks:**</text:p>
      <text:p text:style-name="P1"><text:s text:c="3"/>- Users should be able to add new tasks or to-do items.</text:p>
      <text:p text:style-name="P1"><text:s text:c="3"/>- Include a form for task name, description, due date, and priority.</text:p>
      <text:p text:style-name="P1"/>
      <text:p text:style-name="P1">3. **List Tasks:**</text:p>
      <text:p text:style-name="P1"><text:s text:c="3"/>- Display a list of tasks, including their names, descriptions, due dates, and priorities.</text:p>
      <text:p text:style-name="P1"><text:s text:c="3"/>- Implement sorting and filtering options.</text:p>
      <text:p text:style-name="P1"/>
      <text:p text:style-name="P1">4. **Edit Tasks:**</text:p>
      <text:p text:style-name="P1"><text:s text:c="3"/>- Allow users to edit task details such as name, description, due date, and priority.</text:p>
      <text:p text:style-name="P1"><text:s text:c="3"/>- Provide an option to mark tasks as complete.</text:p>
      <text:p text:style-name="P1"/>
      <text:p text:style-name="P1">5. **Delete Tasks:**</text:p>
      <text:p text:style-name="P1"><text:s text:c="3"/>- Users should be able to delete tasks they no longer need.</text:p>
      <text:p text:style-name="P1"/>
      <text:p text:style-name="P1">6. **Task Categories or Labels (Optional):**</text:p>
      <text:p text:style-name="P1"><text:s text:c="3"/>- Allow users to categorize or label their tasks (e.g., work, personal, shopping).</text:p>
      <text:p text:style-name="P1"><text:s text:c="3"/>- Filter tasks by categories.</text:p>
      <text:p text:style-name="P1"/>
      <text:p text:style-name="P1">7. **Task Reminders (Optional):**</text:p>
      <text:p text:style-name="P1"><text:s text:c="3"/>- Implement reminder functionality to notify users of upcoming or overdue tasks.</text:p>
      <text:p text:style-name="P1"><text:soft-page-break/></text:p>
      <text:p text:style-name="P1">8. **Search Functionality (Optional):**</text:p>
      <text:p text:style-name="P1"><text:s text:c="3"/>- Enable users to search for specific tasks by name, date, or other criteria.</text:p>
      <text:p text:style-name="P1"/>
      <text:p text:style-name="P1">9. **Task Prioritization:**</text:p>
      <text:p text:style-name="P1"><text:s text:c="3"/>- Allow users to set task priorities (e.g., high, medium, low) and sort tasks by priority.</text:p>
      <text:p text:style-name="P1"/>
      <text:p text:style-name="P1">10. **Data Persistence:**</text:p>
      <text:p text:style-name="P1"><text:s text:c="4"/>- Save tasks to a database so that they persist even after the user logs out or closes the app.</text:p>
      <text:p text:style-name="P1"/>
      <text:p text:style-name="P1">11. **Responsive Design:**</text:p>
      <text:p text:style-name="P1"><text:s text:c="4"/>- Ensure that your app is usable on various devices, including desktops, tablets, and mobile phones.</text:p>
      <text:p text:style-name="P1"/>
      <text:p text:style-name="P1">12. **Error Handling and Validation:**</text:p>
      <text:p text:style-name="P1"><text:s text:c="4"/>- Implement proper error handling and validation to prevent data corruption and enhance user experience.</text:p>
      <text:p text:style-name="P1"/>
      <text:p text:style-name="P1">13. **User-Friendly UI/UX:**</text:p>
      <text:p text:style-name="P1"><text:s text:c="4"/>- Create an intuitive and visually appealing user interface to enhance the user experience.</text:p>
      <text:p text:style-name="P1"/>
      <text:p text:style-name="P1">14. **Multi-User Support (Optional):**</text:p>
      <text:p text:style-name="P1"><text:s text:c="4"/>- Allow multiple users to create their own private to-do lists.</text:p>
      <text:p text:style-name="P1"/>
      <text:p text:style-name="P1">15. **Data Export/Import (Optional):**</text:p>
      <text:p text:style-name="P1"><text:s text:c="4"/>- Let users export their to-do lists to a file or import tasks from external sources.</text:p>
      <text:p text:style-name="P1"/>
      <text:p text:style-name="P1">16. **Notifications and Alerts (Optional):**</text:p>
      <text:p text:style-name="P1"><text:s text:c="4"/>- Send notifications or alerts for approaching due dates or other important events.</text:p>
      <text:p text:style-name="P1"/>
      <text:p text:style-name="P1">17. **Task Sorting and Filtering:**</text:p>
      <text:p text:style-name="P1"><text:s text:c="4"/>- Enable users to sort and filter their tasks by due date, priority, category, and more.</text:p>
      <text:p text:style-name="P1"/>
      <text:p text:style-name="P1">18. **Dark Mode (Optional):**</text:p>
      <text:p text:style-name="P1"><text:s text:c="4"/>- Provide a dark mode option for users who prefer it.</text:p>
      <text:p text:style-name="P1"/>
      <text:p text:style-name="P1">19. **Performance Optimization:**</text:p>
      <text:p text:style-name="P1"><text:s text:c="4"/>- Optimize your app's performance to ensure it loads quickly and responds smoothly.</text:p>
      <text:p text:style-name="P1"/>
      <text:p text:style-name="P1">20. **Testing and Debugging:**</text:p>
      <text:p text:style-name="P1"><text:s text:c="4"/>- Thoroughly test your app to catch and fix any bugs or issues.</text:p>
      <text:p text:style-name="P1"/>
      <text:p text:style-name="P1">21. **Documentation:**</text:p>
      <text:p text:style-name="P1"><text:s text:c="4"/>- Provide clear and comprehensive documentation for users on how to use the app.</text:p>
      <text:p text:style-name="P1"/>
      <text:p text:style-name="P1">Remember that the complexity of your To-Do List app can vary based on your goals and your target audience. Start with the essential features and then gradually add more advanced functionality based on user feedback and your own development capabilit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07:43:05.458080386</meta:creation-date>
    <dc:date>2023-10-14T07:48:51.242625114</dc:date>
    <meta:editing-duration>PT5M53S</meta:editing-duration>
    <meta:editing-cycles>1</meta:editing-cycles>
    <meta:document-statistic meta:table-count="0" meta:image-count="0" meta:object-count="0" meta:page-count="3" meta:paragraph-count="93" meta:word-count="1006" meta:character-count="6410" meta:non-whitespace-character-count="5326"/>
    <meta:generator>LibreOffice/7.4.7.2$Linux_X86_64 LibreOffice_project/40$Build-2</meta:generator>
  </office:meta>
</office:document-meta>
</file>